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weight="bold" style:font-weight-asian="bold" style:font-weight-complex="bold"/>
    </style:style>
    <style:style style:name="P11" style:family="paragraph" style:parent-style-name="Standard" style:list-style-name="L1"/>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12">Rainer Villido “Semantic Integration Platform for Web Widgets Communication”<text:tab/>1</text:p>
          <text:p text:style-name="P12">Karli Kirsimäe “Automated OpenAjax Hub Widget Generation for Deep Web Surfacing”<text:tab/>1</text:p>
          <text:p text:style-name="P12">A Usability Approach to Improving the User Experience in Web Directories<text:tab/>2</text:p>
          <text:p text:style-name="P12">Deep Mashup: A Description-Based Framework for Lightweight Integration of Web Contents<text:tab/>2</text:p>
          <text:p text:style-name="P12">Extracting Client-side Web User Interface Controls<text:tab/>3</text:p>
          <text:p text:style-name="P12">Improving a Web Application Using Design Patterns: A Case Study<text:tab/>3</text:p>
          <text:p text:style-name="P12">Patterns for the Model-Based Development of RIAs<text:tab/>3</text:p>
          <text:p text:style-name="P12">Requirements for Rich Internet Application Design Methodologies<text:tab/>4</text:p>
          <text:p text:style-name="P12">Web Design Patterns: Investigating User Goals and Browsing Strategies<text:tab/>4</text:p>
          <text:p text:style-name="P12">Value-Driven Design for "Infosuasive" Web Applications<text:tab/>4</text:p>
          <text:p text:style-name="P12">USEFul: A Framework to Mainstream Web Site Usability Through Automated Evaluation<text:tab/>5</text:p>
          <text:p text:style-name="P12">Finding Usability Bugs with Automated Tests<text:tab/>5</text:p>
          <text:p text:style-name="P12">behaviorism : A Framework for Dynamic Data Visualization<text:tab/>5</text:p>
          <text:p text:style-name="P12">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Text_20_body"><text:bookmark text:name="internal-source-marker_0.11342834611423314"/><text:span text:style-name="T2">Uses “Semantic Integration Platform for Web Widgets Communication”, adds possibility of having inline message schema definition.</text:span></text:p>
      <text:p text:style-name="Text_20_body"><text:span text:style-name="T2">Hidden proxy widget exchanges messages between visible widget and server site proxy to SOAP service. Proxy widget is generated automatically.</text:span></text:p>
      <text:p text:style-name="Text_20_body"><text:span text:style-name="T2">SOAP through server side proxy to by-pass same origin policy and not good enough JavaScript parser to map SOAP message to JSON. Messages on client side using JSON, mapped to SOAP XML request in proxy server.</text:span></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36505166" text:style-name="L1">
        <text:list-item>
          <text:p text:style-name="P11">Reusing Web Application User-Interface Controls (<text:a xlink:type="simple" xlink:href="http://www.springerlink.com/content/6281844537643j65/">http://www.springerlink.com/content/6281844537643j65/</text:a> )</text:p>
        </text:list-item>
        <text:list-item>
          <text:p text:style-name="P11">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10">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10">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36505801" text:style-name="L2">
        <text:list-item>
          <text:p text:style-name="P5">A Recommendation System to Support Design Patterns Selection ( <text:a xlink:type="simple" xlink:href="http://ieeexplore.ieee.org/xpl/freeabs_all.jsp?arnumber=5635261">http://ieeexplore.ieee.org/xpl/freeabs_all.jsp?arnumber=5635261</text:a> <text:s/>)</text:p>
        </text:list-item>
        <text:list-item>
          <text:p text:style-name="P5">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36519081" text:style-name="L3">
        <text:list-item>
          <text:p text:style-name="P6">Make use of conformance to standards</text:p>
        </text:list-item>
        <text:list-item>
          <text:p text:style-name="P6">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36524945" text:style-name="L4">
        <text:list-item>
          <text:p text:style-name="P7">The Research-Based Web Design &amp; Usability Guidelines - <text:a xlink:type="simple" xlink:href="http://www.usability.gov/guidelines/">http://www.usability.gov/guidelines/</text:a> </text:p>
        </text:list-item>
        <text:list-item>
          <text:p text:style-name="P7">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36506108" text:style-name="L5">
        <text:list-item>
          <text:p text:style-name="P8"><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8">Rocket Surgery Made Easy - <text:a xlink:type="simple" xlink:href="http://www.sensible.com/rsme.html">http://www.sensible.com/rsme.html</text:a> </text:p>
        </text:list-item>
        <text:list-item>
          <text:p text:style-name="P8">Don’t Make Me Think - <text:a xlink:type="simple" xlink:href="http://www.sensible.com/dmmt.html">http://www.sensible.com/dmmt.html</text:a> </text:p>
        </text:list-item>
        <text:list-item>
          <text:p text:style-name="P8">Orchestrating an Automated Test Lab - <text:a xlink:type="simple" xlink:href="http://queue.acm.org/detail.cfm?id=1046946">http://queue.acm.org/detail.cfm?id=1046946</text:a> </text:p>
        </text:list-item>
        <text:list-item>
          <text:p text:style-name="P8">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1-19T20:59:55.59</dc:date>
    <dc:creator>Hans Mäesalu</dc:creator>
    <meta:editing-duration>P2DT15H43M58S</meta:editing-duration>
    <meta:editing-cycles>241</meta:editing-cycles>
    <meta:generator>OpenOffice.org/3.3$Win32 OpenOffice.org_project/330m20$Build-9567</meta:generator>
    <meta:document-statistic meta:table-count="0" meta:image-count="0" meta:object-count="0" meta:page-count="6" meta:paragraph-count="126" meta:word-count="1944" meta:character-count="13526"/>
  </office:meta>
</office:document-meta>
</file>